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5.8264in" fo:margin-left="0.3757in" table:align="left"/>
    </style:style>
    <style:style style:name="Table1.A" style:family="table-column">
      <style:table-column-properties style:column-width="0.3299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1667in"/>
    </style:style>
    <style:style style:name="Table1.E" style:family="table-column">
      <style:table-column-properties style:column-width="0.5in"/>
    </style:style>
    <style:style style:name="Table1.N" style:family="table-column">
      <style:table-column-properties style:column-width="0.4132in"/>
    </style:style>
    <style:style style:name="Table1.1" style:family="table-row">
      <style:table-row-properties style:row-height="0.1389in" style:use-optimal-row-height="false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row-height="0.1576in" style:use-optimal-row-height="false"/>
    </style:style>
    <style:style style:name="Table2" style:family="table">
      <style:table-properties style:width="3.9097in" fo:margin-left="0.1257in" table:align="left"/>
    </style:style>
    <style:style style:name="Table2.A" style:family="table-column">
      <style:table-column-properties style:column-width="1.8299in"/>
    </style:style>
    <style:style style:name="Table2.B" style:family="table-column">
      <style:table-column-properties style:column-width="1.0417in"/>
    </style:style>
    <style:style style:name="Table2.C" style:family="table-column">
      <style:table-column-properties style:column-width="1.0382in"/>
    </style:style>
    <style:style style:name="Table2.1" style:family="table-row">
      <style:table-row-properties style:min-row-height="0.2181in" style:use-optimal-row-height="false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row-height="0.1576in" style:use-optimal-row-height="false"/>
    </style:style>
    <style:style style:name="Table2.3" style:family="table-row">
      <style:table-row-properties style:row-height="0.1396in" style:use-optimal-row-height="false"/>
    </style:style>
    <style:style style:name="P1" style:family="paragraph" style:parent-style-name="Standard">
      <style:paragraph-properties fo:margin-left="0in" fo:margin-right="0in" fo:line-height="0.1571in" fo:text-align="justify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top="0.0008in" fo:margin-bottom="0in" loext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 style:parent-style-name="Standard">
      <style:paragraph-properties fo:margin-top="0.0008in" fo:margin-bottom="0in" loext:contextual-spacing="false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6.5pt" style:font-name-asian="Liberation Mono" style:font-size-asian="6.5pt" style:font-name-complex="Liberation Mono" style:font-size-complex="6.5pt"/>
    </style:style>
    <style:style style:name="P6" style:family="paragraph" style:parent-style-name="Standard">
      <style:paragraph-properties fo:margin-top="0.0071in" fo:margin-bottom="0in" loext:contextual-spacing="false"/>
      <style:text-properties style:font-name="Liberation Mono" fo:font-size="1pt" style:font-name-asian="Liberation Mono" style:font-size-asian="1pt" style:font-name-complex="Liberation Mono" style:font-size-complex="1pt"/>
    </style:style>
    <style:style style:name="P7" style:family="paragraph" style:parent-style-name="Überschrift_20_1" style:master-page-name="MP0">
      <style:paragraph-properties fo:margin-left="0in" fo:margin-right="0in" fo:margin-top="0.0382in" fo:margin-bottom="0in" loext:contextual-spacing="false" fo:text-indent="2.5972in" style:auto-text-indent="false" style:page-number="auto"/>
    </style:style>
    <style:style style:name="P8" style:family="paragraph" style:parent-style-name="Table_20_Paragraph">
      <style:paragraph-properties fo:line-height="0.1535in" fo:text-align="center" style:justify-single-word="false"/>
    </style:style>
    <style:style style:name="P9" style:family="paragraph" style:parent-style-name="Table_20_Paragraph">
      <style:paragraph-properties fo:line-height="0.1528in" fo:text-align="center" style:justify-single-word="false"/>
    </style:style>
    <style:style style:name="P10" style:family="paragraph" style:parent-style-name="Table_20_Paragraph">
      <style:paragraph-properties fo:line-height="0.139in" fo:text-align="center" style:justify-single-word="false"/>
    </style:style>
    <style:style style:name="P11" style:family="paragraph" style:parent-style-name="Table_20_Paragraph">
      <style:paragraph-properties fo:margin-left="0.1665in" fo:margin-right="0in" fo:line-height="0.1398in" fo:text-indent="0in" style:auto-text-indent="false">
        <style:tab-stops>
          <style:tab-stop style:position="0.3327in"/>
          <style:tab-stop style:position="0.5827in"/>
        </style:tab-stops>
      </style:paragraph-properties>
    </style:style>
    <style:style style:name="P12" style:family="paragraph" style:parent-style-name="Table_20_Paragraph">
      <style:paragraph-properties fo:margin-left="0.1665in" fo:margin-right="0in" fo:line-height="0.1535in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left="0.1252in" fo:margin-right="0in" fo:line-height="0.1398in" fo:text-indent="0in" style:auto-text-indent="false">
        <style:tab-stops>
          <style:tab-stop style:position="0.3335in"/>
          <style:tab-stop style:position="0.5835in"/>
        </style:tab-stops>
      </style:paragraph-properties>
    </style:style>
    <style:style style:name="P14" style:family="paragraph" style:parent-style-name="Table_20_Paragraph">
      <style:paragraph-properties fo:margin-left="0.1252in" fo:margin-right="0in" fo:line-height="0.1535in" fo:text-indent="0in" style:auto-text-indent="false">
        <style:tab-stops/>
      </style:paragraph-properties>
    </style:style>
    <style:style style:name="P15" style:family="paragraph" style:parent-style-name="Table_20_Paragraph">
      <style:paragraph-properties fo:margin-left="0.1252in" fo:margin-right="0in" fo:line-height="0.1528in" fo:text-indent="0in" style:auto-text-indent="false">
        <style:tab-stops/>
      </style:paragraph-properties>
    </style:style>
    <style:style style:name="P16" style:family="paragraph" style:parent-style-name="Table_20_Paragraph">
      <style:paragraph-properties fo:margin-left="0.1252in" fo:margin-right="0in" fo:line-height="0.1339in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1252in" fo:margin-right="0in" fo:margin-top="0.0555in" fo:margin-bottom="0in" loext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882in" fo:margin-right="0in" fo:line-height="0.1398in" fo:text-indent="0in" style:auto-text-indent="false">
        <style:tab-stops>
          <style:tab-stop style:position="0.4992in"/>
        </style:tab-stops>
      </style:paragraph-properties>
    </style:style>
    <style:style style:name="P19" style:family="paragraph" style:parent-style-name="Table_20_Paragraph">
      <style:paragraph-properties fo:margin-left="0.0835in" fo:margin-right="0in" fo:margin-top="0.0555in" fo:margin-bottom="0in" loext:contextual-spacing="false" fo:text-indent="0in" style:auto-text-indent="false">
        <style:tab-stops/>
      </style:paragraph-properties>
    </style:style>
    <style:style style:name="P20" style:family="paragraph" style:parent-style-name="Table_20_Paragraph">
      <style:paragraph-properties fo:margin-left="0.0382in" fo:margin-right="0in" fo:margin-top="0.0555in" fo:margin-bottom="0in" loext:contextual-spacing="false" fo:text-indent="0in" style:auto-text-indent="false">
        <style:tab-stops>
          <style:tab-stop style:position="0.8327in"/>
        </style:tab-stops>
      </style:paragraph-properties>
    </style:style>
    <style:style style:name="P21" style:family="paragraph" style:parent-style-name="Table_20_Paragraph">
      <style:paragraph-properties fo:margin-left="0.0382in" fo:margin-right="0in" fo:line-height="0.139in" fo:text-indent="0in" style:auto-text-indent="false">
        <style:tab-stops/>
      </style:paragraph-properties>
    </style:style>
    <style:style style:name="P22" style:family="paragraph" style:parent-style-name="Table_20_Paragraph">
      <style:paragraph-properties fo:margin-left="0.0382in" fo:margin-right="0in" fo:line-height="0.1528in" fo:text-indent="0in" style:auto-text-indent="false">
        <style:tab-stops/>
      </style:paragraph-properties>
    </style:style>
    <style:style style:name="P23" style:family="paragraph" style:parent-style-name="Table_20_Paragraph">
      <style:paragraph-properties fo:margin-left="0.0382in" fo:margin-right="0in" fo:line-height="0.1535in" fo:text-indent="0in" style:auto-text-indent="false">
        <style:tab-stops/>
      </style:paragraph-properties>
    </style:style>
    <style:style style:name="P24" style:family="paragraph" style:parent-style-name="Table_20_Paragraph">
      <style:paragraph-properties fo:margin-left="0.2075in" fo:margin-right="0in" fo:line-height="0.139in" fo:text-indent="0in" style:auto-text-indent="false">
        <style:tab-stops/>
      </style:paragraph-properties>
    </style:style>
    <style:style style:name="P25" style:family="paragraph" style:parent-style-name="Table_20_Paragraph">
      <style:paragraph-properties fo:margin-left="0.2075in" fo:margin-right="0in" fo:line-height="0.1528in" fo:text-indent="0in" style:auto-text-indent="false">
        <style:tab-stops/>
      </style:paragraph-properties>
    </style:style>
    <style:style style:name="P26" style:family="paragraph" style:parent-style-name="Table_20_Paragraph">
      <style:paragraph-properties fo:margin-left="0.2075in" fo:margin-right="0in" fo:line-height="0.1535in" fo:text-indent="0in" style:auto-text-indent="false">
        <style:tab-stops/>
      </style:paragraph-properties>
    </style:style>
    <style:style style:name="P27" style:family="paragraph" style:parent-style-name="Table_20_Paragraph">
      <style:paragraph-properties fo:margin-left="0.0417in" fo:margin-right="0in" fo:line-height="0.139in" fo:text-indent="0in" style:auto-text-indent="false">
        <style:tab-stops/>
      </style:paragraph-properties>
    </style:style>
    <style:style style:name="P28" style:family="paragraph" style:parent-style-name="Table_20_Paragraph">
      <style:paragraph-properties fo:margin-left="0.0417in" fo:margin-right="0in" fo:line-height="0.1528in" fo:text-indent="0in" style:auto-text-indent="false">
        <style:tab-stops/>
      </style:paragraph-properties>
    </style:style>
    <style:style style:name="P29" style:family="paragraph" style:parent-style-name="Table_20_Paragraph">
      <style:paragraph-properties fo:margin-left="0.0417in" fo:margin-right="0in" fo:line-height="0.1535in" fo:text-indent="0in" style:auto-text-indent="false">
        <style:tab-stops/>
      </style:paragraph-properties>
    </style:style>
    <style:style style:name="P30" style:family="paragraph" style:parent-style-name="Table_20_Paragraph">
      <style:paragraph-properties fo:margin-left="0.0417in" fo:margin-right="0in" fo:line-height="0.1339in" fo:text-indent="0in" style:auto-text-indent="false">
        <style:tab-stops/>
      </style:paragraph-properties>
    </style:style>
    <style:style style:name="P31" style:family="paragraph" style:parent-style-name="Table_20_Paragraph">
      <style:paragraph-properties fo:margin-left="0.2083in" fo:margin-right="0in" fo:line-height="0.139in" fo:text-indent="0in" style:auto-text-indent="false">
        <style:tab-stops/>
      </style:paragraph-properties>
    </style:style>
    <style:style style:name="P32" style:family="paragraph" style:parent-style-name="Table_20_Paragraph">
      <style:paragraph-properties fo:margin-left="0.2083in" fo:margin-right="0in" fo:line-height="0.1528in" fo:text-indent="0in" style:auto-text-indent="false">
        <style:tab-stops/>
      </style:paragraph-properties>
    </style:style>
    <style:style style:name="P33" style:family="paragraph" style:parent-style-name="Table_20_Paragraph">
      <style:paragraph-properties fo:margin-left="0.2083in" fo:margin-right="0in" fo:line-height="0.1535in" fo:text-indent="0in" style:auto-text-indent="false">
        <style:tab-stops/>
      </style:paragraph-properties>
    </style:style>
    <style:style style:name="P34" style:family="paragraph" style:parent-style-name="Table_20_Paragraph">
      <style:paragraph-properties fo:margin-left="0.2909in" fo:margin-right="0in" fo:line-height="0.1528in" fo:text-indent="0in" style:auto-text-indent="false">
        <style:tab-stops/>
      </style:paragraph-properties>
    </style:style>
    <style:style style:name="P35" style:family="paragraph" style:parent-style-name="Table_20_Paragraph">
      <style:paragraph-properties fo:margin-left="0.2909in" fo:margin-right="0in" fo:line-height="0.1535in" fo:text-indent="0in" style:auto-text-indent="false">
        <style:tab-stops/>
      </style:paragraph-properties>
    </style:style>
    <style:style style:name="P36" style:family="paragraph" style:parent-style-name="Table_20_Paragraph">
      <style:paragraph-properties fo:margin-left="0.3744in" fo:margin-right="0in" fo:line-height="0.1535in" fo:text-indent="0in" style:auto-text-indent="false">
        <style:tab-stops/>
      </style:paragraph-properties>
    </style:style>
    <style:style style:name="P37" style:family="paragraph" style:parent-style-name="Table_20_Paragraph">
      <style:paragraph-properties fo:margin-left="0.3744in" fo:margin-right="0in" fo:line-height="0.1528in" fo:text-indent="0in" style:auto-text-indent="false">
        <style:tab-stops/>
      </style:paragraph-properties>
    </style:style>
    <style:style style:name="P38" style:family="paragraph" style:parent-style-name="Table_20_Paragraph">
      <style:paragraph-properties fo:margin-left="0.0409in" fo:margin-right="0in" fo:line-height="0.1339in" fo:text-indent="0in" style:auto-text-indent="false">
        <style:tab-stops/>
      </style:paragraph-properties>
    </style:style>
    <style:style style:name="P39" style:family="paragraph" style:parent-style-name="Textkörper">
      <style:paragraph-properties fo:margin-left="0in" fo:margin-right="0.0764in" fo:text-align="justify" style:justify-single-word="false" fo:text-indent="0in" style:auto-text-indent="false"/>
      <style:text-properties officeooo:paragraph-rsid="0018dea6"/>
    </style:style>
    <style:style style:name="P40" style:family="paragraph" style:parent-style-name="Textkörper">
      <style:paragraph-properties fo:margin-left="0in" fo:margin-right="0.0764in" fo:text-align="justify" style:justify-single-word="false" fo:text-indent="0in" style:auto-text-indent="false"/>
      <style:text-properties officeooo:paragraph-rsid="001a8da1"/>
    </style:style>
    <style:style style:name="P41" style:family="paragraph" style:parent-style-name="Textkörper">
      <style:paragraph-properties fo:margin-left="0in" fo:margin-right="0.0764in" fo:text-align="justify" style:justify-single-word="false" fo:text-indent="0in" style:auto-text-indent="false"/>
      <style:text-properties fo:font-weight="bold" officeooo:paragraph-rsid="0018dea6" style:font-weight-asian="bold" style:font-weight-complex="bold"/>
    </style:style>
    <style:style style:name="P42" style:family="paragraph" style:parent-style-name="Textkörper">
      <style:paragraph-properties fo:text-align="justify" style:justify-single-word="false"/>
    </style:style>
    <style:style style:name="P43" style:family="paragraph" style:parent-style-name="Textkörper">
      <style:paragraph-properties fo:margin-left="0in" fo:margin-right="0.0744in" fo:text-align="justify" style:justify-single-word="false" fo:text-indent="0in" style:auto-text-indent="false"/>
    </style:style>
    <style:style style:name="P44" style:family="paragraph" style:parent-style-name="Textkörper">
      <style:paragraph-properties fo:margin-left="0in" fo:margin-right="0.0744in" fo:text-align="justify" style:justify-single-word="false" fo:text-indent="0in" style:auto-text-indent="false"/>
      <style:text-properties officeooo:paragraph-rsid="0018dea6"/>
    </style:style>
    <style:style style:name="P45" style:family="paragraph" style:parent-style-name="Textkörper">
      <style:paragraph-properties fo:margin-left="0in" fo:margin-right="0.0744in" fo:text-align="justify" style:justify-single-word="false" fo:text-indent="0in" style:auto-text-indent="false"/>
      <style:text-properties fo:font-weight="bold" officeooo:paragraph-rsid="0018dea6" style:font-weight-asian="bold" style:font-weight-complex="bold"/>
    </style:style>
    <style:style style:name="P46" style:family="paragraph" style:parent-style-name="Textkörper">
      <style:paragraph-properties fo:margin-left="0in" fo:margin-right="0in" fo:text-align="justify" style:justify-single-word="false" fo:text-indent="0in" style:auto-text-indent="false"/>
    </style:style>
    <style:style style:name="P47" style:family="paragraph" style:parent-style-name="Textkörper">
      <style:paragraph-properties fo:margin-left="0.9972in" fo:margin-right="0.598in" fo:margin-top="0.0138in" fo:margin-bottom="0in" loext:contextual-spacing="false" fo:text-indent="-0.9165in" style:auto-text-indent="false">
        <style:tab-stops>
          <style:tab-stop style:position="1.2492in"/>
          <style:tab-stop style:position="2.3327in"/>
        </style:tab-stops>
      </style:paragraph-properties>
    </style:style>
    <style:style style:name="P48" style:family="paragraph" style:parent-style-name="Textkörper">
      <style:paragraph-properties fo:margin-left="0.9972in" fo:margin-right="0.598in" fo:margin-top="0.0138in" fo:margin-bottom="0in" loext:contextual-spacing="false" fo:text-indent="-0.9165in" style:auto-text-indent="false">
        <style:tab-stops>
          <style:tab-stop style:position="1.2492in"/>
          <style:tab-stop style:position="2.3327in"/>
          <style:tab-stop style:position="3.4161in"/>
          <style:tab-stop style:position="4.4992in"/>
        </style:tab-stops>
      </style:paragraph-properties>
    </style:style>
    <style:style style:name="P49" style:family="paragraph" style:parent-style-name="Textkörper">
      <style:paragraph-properties fo:margin-left="0.0807in" fo:margin-right="0.598in" fo:margin-top="0.0138in" fo:margin-bottom="0in" loext:contextual-spacing="false" fo:text-align="justify" style:justify-single-word="false" fo:text-indent="0in" style:auto-text-indent="false">
        <style:tab-stops>
          <style:tab-stop style:position="1.2492in"/>
          <style:tab-stop style:position="2.3327in"/>
        </style:tab-stops>
      </style:paragraph-properties>
      <style:text-properties officeooo:paragraph-rsid="001a8da1"/>
    </style:style>
    <style:style style:name="P50" style:family="paragraph" style:parent-style-name="Textkörper">
      <style:paragraph-properties fo:margin-left="0in" fo:margin-right="0.078in" fo:text-align="justify" style:justify-single-word="false" fo:text-indent="0in" style:auto-text-indent="false"/>
    </style:style>
    <style:style style:name="P51" style:family="paragraph" style:parent-style-name="Textkörper">
      <style:paragraph-properties fo:margin-left="0in" fo:margin-right="0.598in" fo:margin-top="0.0138in" fo:margin-bottom="0in" loext:contextual-spacing="false" fo:text-align="justify" style:justify-single-word="false" fo:text-indent="0in" style:auto-text-indent="false">
        <style:tab-stops>
          <style:tab-stop style:position="1.2492in"/>
          <style:tab-stop style:position="2.3327in"/>
        </style:tab-stops>
      </style:paragraph-properties>
      <style:text-properties officeooo:paragraph-rsid="001c82a7"/>
    </style:style>
    <style:style style:name="P52" style:family="paragraph" style:parent-style-name="Textkörper">
      <style:paragraph-properties fo:margin-left="0in" fo:margin-right="0.598in" fo:margin-top="0.0138in" fo:margin-bottom="0in" loext:contextual-spacing="false" fo:text-indent="0in" style:auto-text-indent="false">
        <style:tab-stops>
          <style:tab-stop style:position="1.2492in"/>
          <style:tab-stop style:position="2.3327in"/>
        </style:tab-stops>
      </style:paragraph-properties>
      <style:text-properties officeooo:paragraph-rsid="001a8da1"/>
    </style:style>
    <style:style style:name="T1" style:family="text">
      <style:text-properties fo:letter-spacing="-0.0008in"/>
    </style:style>
    <style:style style:name="T2" style:family="text">
      <style:text-properties fo:letter-spacing="-0.0008in" fo:font-weight="bold" style:font-weight-asian="bold" style:font-weight-complex="bold"/>
    </style:style>
    <style:style style:name="T3" style:family="text">
      <style:text-properties fo:letter-spacing="-0.0008in" fo:font-weight="bold" officeooo:rsid="001a8da1" style:font-weight-asian="bold" style:font-weight-complex="bold"/>
    </style:style>
    <style:style style:name="T4" style:family="text">
      <style:text-properties fo:letter-spacing="-0.0008in" fo:font-weight="normal" officeooo:rsid="001a8da1" style:font-weight-asian="normal" style:font-weight-complex="normal"/>
    </style:style>
    <style:style style:name="T5" style:family="text">
      <style:text-properties fo:letter-spacing="-0.0008in" fo:font-weight="normal" officeooo:rsid="001b23de" style:font-weight-asian="normal" style:font-weight-complex="normal"/>
    </style:style>
    <style:style style:name="T6" style:family="text">
      <style:text-properties fo:letter-spacing="-0.0008in" fo:font-weight="normal" officeooo:rsid="001c82a7" style:font-weight-asian="normal" style:font-weight-complex="normal"/>
    </style:style>
    <style:style style:name="T7" style:family="text">
      <style:text-properties fo:letter-spacing="-0.0008in" fo:font-weight="normal" officeooo:rsid="001d1b08" style:font-weight-asian="normal" style:font-weight-complex="normal"/>
    </style:style>
    <style:style style:name="T8" style:family="text">
      <style:text-properties style:font-name="Liberation Mono" fo:font-size="10pt" fo:font-weight="bold" style:font-size-asian="10pt" style:font-weight-asian="bold"/>
    </style:style>
    <style:style style:name="T9" style:family="text">
      <style:text-properties style:font-name="Liberation Mono" fo:font-size="10pt" fo:letter-spacing="-0.0008in" style:font-size-asian="10pt"/>
    </style:style>
    <style:style style:name="T10" style:family="text">
      <style:text-properties style:font-name="Liberation Mono" fo:font-size="10pt" style:font-size-asian="10pt"/>
    </style:style>
    <style:style style:name="T11" style:family="text">
      <style:text-properties fo:letter-spacing="0.0217in"/>
    </style:style>
    <style:style style:name="T12" style:family="text">
      <style:text-properties fo:letter-spacing="0.0228in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fo:letter-spacing="0.0189in" style:font-name-asian="Times New Roman" style:font-name-complex="Times New Roman"/>
    </style:style>
    <style:style style:name="T16" style:family="text">
      <style:text-properties style:font-name="Times New Roman" fo:letter-spacing="-0.0008in"/>
    </style:style>
    <style:style style:name="T17" style:family="text">
      <style:text-properties style:font-name="Times New Roman" fo:font-size="10pt" style:font-size-asian="10pt"/>
    </style:style>
    <style:style style:name="T18" style:family="text">
      <style:text-properties style:font-name="Times New Roman" fo:font-size="10pt" fo:letter-spacing="-0.0008in" style:font-size-asian="10pt"/>
    </style:style>
    <style:style style:name="T19" style:family="text">
      <style:text-properties fo:letter-spacing="0.0535in"/>
    </style:style>
    <style:style style:name="T20" style:family="text">
      <style:text-properties fo:letter-spacing="0.0547in"/>
    </style:style>
    <style:style style:name="T21" style:family="text">
      <style:text-properties fo:letter-spacing="0.0063in"/>
    </style:style>
    <style:style style:name="T22" style:family="text">
      <style:text-properties fo:letter-spacing="0.0063in" fo:font-weight="bold" style:font-weight-asian="bold"/>
    </style:style>
    <style:style style:name="T23" style:family="text">
      <style:text-properties fo:letter-spacing="0.0075in"/>
    </style:style>
    <style:style style:name="T24" style:family="text">
      <style:text-properties fo:letter-spacing="0.0008in"/>
    </style:style>
    <style:style style:name="T25" style:family="text">
      <style:text-properties fo:letter-spacing="0.002in"/>
    </style:style>
    <style:style style:name="T26" style:family="text">
      <style:text-properties fo:letter-spacing="0.0563in"/>
    </style:style>
    <style:style style:name="T27" style:family="text">
      <style:text-properties fo:letter-spacing="0.0575in"/>
    </style:style>
    <style:style style:name="T28" style:family="text">
      <style:text-properties fo:letter-spacing="0.0201in"/>
    </style:style>
    <style:style style:name="T29" style:family="text">
      <style:text-properties fo:letter-spacing="0.0354in"/>
    </style:style>
    <style:style style:name="T30" style:family="text">
      <style:text-properties fo:letter-spacing="0.0366in"/>
    </style:style>
    <style:style style:name="T31" style:family="text">
      <style:text-properties fo:letter-spacing="0.0339in"/>
    </style:style>
    <style:style style:name="T32" style:family="text">
      <style:text-properties fo:letter-spacing="0.0508in"/>
    </style:style>
    <style:style style:name="T33" style:family="text">
      <style:text-properties fo:letter-spacing="0.052in"/>
    </style:style>
    <style:style style:name="T34" style:family="text">
      <style:text-properties fo:letter-spacing="0.0425in"/>
    </style:style>
    <style:style style:name="T35" style:family="text">
      <style:text-properties fo:letter-spacing="0.0437in"/>
    </style:style>
    <style:style style:name="T36" style:family="text">
      <style:text-properties fo:letter-spacing="0.0134in"/>
    </style:style>
    <style:style style:name="T37" style:family="text">
      <style:text-properties fo:letter-spacing="0.0146in"/>
    </style:style>
    <style:style style:name="T38" style:family="text">
      <style:text-properties fo:letter-spacing="0.0083in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Absatz-Standardschriftart"><text:span text:style-name="T1">Heuristic</text:span></text:span> analysis</text:h>
      <text:p text:style-name="P3"/>
      <text:p text:style-name="P1"><text:span text:style-name="Absatz-Standardschriftart"><text:span text:style-name="T8">custom_score_3</text:span></text:span></text:p>
      <text:p text:style-name="P40">This<text:span text:style-name="Absatz-Standardschriftart"><text:span text:style-name="T11"> </text:span></text:span>simple<text:span text:style-name="Absatz-Standardschriftart"><text:span text:style-name="T12"> </text:span></text:span>heuristic<text:span text:style-name="Absatz-Standardschriftart"><text:span text:style-name="T11"> </text:span></text:span>is<text:span text:style-name="Absatz-Standardschriftart"><text:span text:style-name="T12"> </text:span></text:span>based<text:span text:style-name="Absatz-Standardschriftart"><text:span text:style-name="T11"> </text:span></text:span>on<text:span text:style-name="Absatz-Standardschriftart"><text:span text:style-name="T12"> </text:span></text:span>the<text:span text:style-name="Absatz-Standardschriftart"><text:span text:style-name="T11"> </text:span></text:span>distance<text:span text:style-name="Absatz-Standardschriftart"><text:span text:style-name="T12"> </text:span></text:span>between<text:span text:style-name="Absatz-Standardschriftart"><text:span text:style-name="T11"> </text:span></text:span>player<text:span text:style-name="Absatz-Standardschriftart"><text:span text:style-name="T12"> </text:span></text:span>location<text:span text:style-name="Absatz-Standardschriftart"><text:span text:style-name="T11"> </text:span></text:span>to<text:span text:style-name="Absatz-Standardschriftart"><text:span text:style-name="T12"> </text:span></text:span>the<text:span text:style-name="Absatz-Standardschriftart"><text:span text:style-name="T14"> </text:span></text:span>board’s<text:span text:style-name="Absatz-Standardschriftart"><text:span text:style-name="T19"> </text:span></text:span>center.<text:span text:style-name="Absatz-Standardschriftart"><text:span text:style-name="T20"> </text:span></text:span>The<text:span text:style-name="Absatz-Standardschriftart"><text:span text:style-name="T19"> </text:span></text:span>higher<text:span text:style-name="Absatz-Standardschriftart"><text:span text:style-name="T20"> </text:span></text:span>the<text:span text:style-name="Absatz-Standardschriftart"><text:span text:style-name="T19"> </text:span></text:span>distance,<text:span text:style-name="Absatz-Standardschriftart"><text:span text:style-name="T20"> </text:span></text:span>the<text:span text:style-name="Absatz-Standardschriftart"><text:span text:style-name="T19"> </text:span></text:span>lower<text:span text:style-name="Absatz-Standardschriftart"><text:span text:style-name="T20"> </text:span></text:span>the<text:span text:style-name="Absatz-Standardschriftart"><text:span text:style-name="T19"> </text:span></text:span>score<text:span text:style-name="Absatz-Standardschriftart"><text:span text:style-name="T20"> </text:span></text:span>player<text:span text:style-name="Absatz-Standardschriftart"><text:span text:style-name="T19"> </text:span></text:span>gets.<text:span text:style-name="Absatz-Standardschriftart"><text:span text:style-name="T14"> </text:span></text:span>Because<text:span text:style-name="Absatz-Standardschriftart"><text:span text:style-name="T21"> </text:span></text:span>player<text:span text:style-name="Absatz-Standardschriftart"><text:span text:style-name="T23"> </text:span></text:span>often<text:span text:style-name="Absatz-Standardschriftart"><text:span text:style-name="T21"> </text:span></text:span>gets<text:span text:style-name="Absatz-Standardschriftart"><text:span text:style-name="T23"> </text:span></text:span>more<text:span text:style-name="Absatz-Standardschriftart"><text:span text:style-name="T21"> </text:span></text:span>legal<text:span text:style-name="Absatz-Standardschriftart"><text:span text:style-name="T23"> </text:span></text:span>moves<text:span text:style-name="Absatz-Standardschriftart"><text:span text:style-name="T21"> </text:span></text:span>when<text:span text:style-name="Absatz-Standardschriftart"><text:span text:style-name="T23"> </text:span></text:span>at<text:span text:style-name="Absatz-Standardschriftart"><text:span text:style-name="T21"> </text:span></text:span>the<text:span text:style-name="Absatz-Standardschriftart"><text:span text:style-name="T23"> </text:span></text:span>center<text:span text:style-name="Absatz-Standardschriftart"><text:span text:style-name="T21"> </text:span></text:span>of<text:span text:style-name="Absatz-Standardschriftart"><text:span text:style-name="T23"> </text:span></text:span>the<text:span text:style-name="Absatz-Standardschriftart"><text:span text:style-name="T21"> </text:span></text:span>board<text:span text:style-name="Absatz-Standardschriftart"><text:span text:style-name="T23"> </text:span></text:span>than<text:span text:style-name="Absatz-Standardschriftart"><text:span text:style-name="T14"> </text:span></text:span><text:span text:style-name="Absatz-Standardschriftart"><text:span text:style-name="T1">when</text:span></text:span> <text:span text:style-name="Absatz-Standardschriftart"><text:span text:style-name="T1">near</text:span></text:span> <text:span text:style-name="Absatz-Standardschriftart"><text:span text:style-name="T1">the</text:span></text:span> <text:span text:style-name="Absatz-Standardschriftart"><text:span text:style-name="T1">board’s</text:span></text:span> <text:span text:style-name="Absatz-Standardschriftart"><text:span text:style-name="T1">border.</text:span></text:span></text:p>
      <text:p text:style-name="P39"><text:span text:style-name="Absatz-Standardschriftart"><text:span text:style-name="T1"/></text:span></text:p>
      <text:p text:style-name="P41">custom_score_2</text:p>
      <text:p text:style-name="P43"><text:span text:style-name="Absatz-Standardschriftart"><text:span text:style-name="T1">This</text:span></text:span><text:span text:style-name="Absatz-Standardschriftart"><text:span text:style-name="T24"> </text:span></text:span>heuristic<text:span text:style-name="Absatz-Standardschriftart"><text:span text:style-name="T25"> </text:span></text:span><text:span text:style-name="Absatz-Standardschriftart"><text:span text:style-name="T1">is</text:span></text:span><text:span text:style-name="Absatz-Standardschriftart"><text:span text:style-name="T24"> </text:span></text:span>the<text:span text:style-name="Absatz-Standardschriftart"><text:span text:style-name="T25"> </text:span></text:span><text:span text:style-name="Absatz-Standardschriftart"><text:span text:style-name="T1">combination</text:span></text:span><text:span text:style-name="Absatz-Standardschriftart"><text:span text:style-name="T24"> </text:span></text:span>of<text:span text:style-name="Absatz-Standardschriftart"><text:span text:style-name="T25"> </text:span></text:span><text:span text:style-name="Absatz-Standardschriftart"><text:span text:style-name="T1">open_move</text:span></text:span><text:span text:style-name="Absatz-Standardschriftart"><text:span text:style-name="T24"> </text:span></text:span>heuristic<text:span text:style-name="Absatz-Standardschriftart"><text:span text:style-name="T25"> </text:span></text:span><text:span text:style-name="Absatz-Standardschriftart"><text:span text:style-name="T1">and</text:span></text:span><text:span text:style-name="Absatz-Standardschriftart"><text:span text:style-name="T24"> </text:span></text:span>the<text:span text:style-name="Absatz-Standardschriftart"><text:span text:style-name="T25"> </text:span></text:span><text:span text:style-name="Absatz-Standardschriftart"><text:span text:style-name="T1">distance</text:span></text:span><text:span text:style-name="Absatz-Standardschriftart"><text:span text:style-name="T24"> </text:span></text:span>to<text:span text:style-name="Absatz-Standardschriftart"><text:span text:style-name="T25"> </text:span></text:span>the<text:span text:style-name="Absatz-Standardschriftart"><text:span text:style-name="T15"> </text:span></text:span>board’s<text:span text:style-name="Absatz-Standardschriftart"><text:span text:style-name="T25"> </text:span></text:span>center<text:span text:style-name="Absatz-Standardschriftart"><text:span text:style-name="T25"> </text:span></text:span>heuristic<text:span text:style-name="Absatz-Standardschriftart"><text:span text:style-name="T25"> </text:span></text:span>(custom_score_3).<text:span text:style-name="Absatz-Standardschriftart"><text:span text:style-name="T25"> </text:span></text:span>While<text:span text:style-name="Absatz-Standardschriftart"><text:span text:style-name="T25"> </text:span></text:span>the<text:span text:style-name="Absatz-Standardschriftart"><text:span text:style-name="T25"> </text:span></text:span>custom_score_3<text:span text:style-name="Absatz-Standardschriftart"><text:span text:style-name="T25"> </text:span></text:span>is<text:span text:style-name="Absatz-Standardschriftart"><text:span text:style-name="T25"> </text:span></text:span>useful<text:span text:style-name="Absatz-Standardschriftart"><text:span text:style-name="T25"> </text:span></text:span>at<text:span text:style-name="Absatz-Standardschriftart"><text:span text:style-name="T14"> </text:span></text:span>the<text:span text:style-name="Absatz-Standardschriftart"><text:span text:style-name="T26"> </text:span></text:span>early<text:span text:style-name="Absatz-Standardschriftart"><text:span text:style-name="T27"> </text:span></text:span>game,<text:span text:style-name="Absatz-Standardschriftart"><text:span text:style-name="T26"> </text:span></text:span>the<text:span text:style-name="Absatz-Standardschriftart"><text:span text:style-name="T27"> </text:span></text:span>open_move<text:span text:style-name="Absatz-Standardschriftart"><text:span text:style-name="T26"> </text:span></text:span>heuristic<text:span text:style-name="Absatz-Standardschriftart"><text:span text:style-name="T27"> </text:span></text:span>is<text:span text:style-name="Absatz-Standardschriftart"><text:span text:style-name="T26"> </text:span></text:span>the<text:span text:style-name="Absatz-Standardschriftart"><text:span text:style-name="T27"> </text:span></text:span>direct<text:span text:style-name="Absatz-Standardschriftart"><text:span text:style-name="T26"> </text:span></text:span>way<text:span text:style-name="Absatz-Standardschriftart"><text:span text:style-name="T27"> </text:span></text:span>to<text:span text:style-name="Absatz-Standardschriftart"><text:span text:style-name="T26"> </text:span></text:span>measure<text:span text:style-name="Absatz-Standardschriftart"><text:span text:style-name="T27"> </text:span></text:span>the<text:span text:style-name="Absatz-Standardschriftart"><text:span text:style-name="T14"> </text:span></text:span><text:span text:style-name="Absatz-Standardschriftart"><text:span text:style-name="T1">player’s</text:span></text:span><text:span text:style-name="Absatz-Standardschriftart"><text:span text:style-name="T24"> </text:span></text:span>number<text:span text:style-name="Absatz-Standardschriftart"><text:span text:style-name="T25"> </text:span></text:span><text:span text:style-name="Absatz-Standardschriftart"><text:span text:style-name="T1">of</text:span></text:span><text:span text:style-name="Absatz-Standardschriftart"><text:span text:style-name="T24"> </text:span></text:span>legal<text:span text:style-name="Absatz-Standardschriftart"><text:span text:style-name="T25"> </text:span></text:span><text:span text:style-name="Absatz-Standardschriftart"><text:span text:style-name="T1">moves.</text:span></text:span><text:span text:style-name="Absatz-Standardschriftart"><text:span text:style-name="T24"> </text:span></text:span>The<text:span text:style-name="Absatz-Standardschriftart"><text:span text:style-name="T25"> </text:span></text:span><text:span text:style-name="Absatz-Standardschriftart"><text:span text:style-name="T1">combination</text:span></text:span><text:span text:style-name="Absatz-Standardschriftart"><text:span text:style-name="T24"> </text:span></text:span>is<text:span text:style-name="Absatz-Standardschriftart"><text:span text:style-name="T25"> </text:span></text:span><text:span text:style-name="Absatz-Standardschriftart"><text:span text:style-name="T1">useful</text:span></text:span><text:span text:style-name="Absatz-Standardschriftart"><text:span text:style-name="T24"> </text:span></text:span>in<text:span text:style-name="Absatz-Standardschriftart"><text:span text:style-name="T25"> </text:span></text:span><text:span text:style-name="Absatz-Standardschriftart"><text:span text:style-name="T1">case</text:span></text:span><text:span text:style-name="Absatz-Standardschriftart"><text:span text:style-name="T24"> </text:span></text:span>that<text:span text:style-name="Absatz-Standardschriftart"><text:span text:style-name="T25"> </text:span></text:span><text:span text:style-name="Absatz-Standardschriftart"><text:span text:style-name="T1">there</text:span></text:span><text:span text:style-name="Absatz-Standardschriftart"><text:span text:style-name="T24"> </text:span></text:span>are 2<text:span text:style-name="Absatz-Standardschriftart"><text:span text:style-name="T24"> </text:span></text:span>or<text:span text:style-name="Absatz-Standardschriftart"><text:span text:style-name="T25"> </text:span></text:span><text:span text:style-name="Absatz-Standardschriftart"><text:span text:style-name="T1">more</text:span></text:span><text:span text:style-name="Absatz-Standardschriftart"><text:span text:style-name="T24"> </text:span></text:span>moves<text:span text:style-name="Absatz-Standardschriftart"><text:span text:style-name="T25"> </text:span></text:span><text:span text:style-name="Absatz-Standardschriftart"><text:span text:style-name="T1">have</text:span></text:span><text:span text:style-name="Absatz-Standardschriftart"><text:span text:style-name="T24"> </text:span></text:span>the<text:span text:style-name="Absatz-Standardschriftart"><text:span text:style-name="T25"> </text:span></text:span><text:span text:style-name="Absatz-Standardschriftart"><text:span text:style-name="T1">same</text:span></text:span><text:span text:style-name="Absatz-Standardschriftart"><text:span text:style-name="T24"> </text:span></text:span>score<text:span text:style-name="Absatz-Standardschriftart"><text:span text:style-name="T25"> </text:span></text:span><text:span text:style-name="Absatz-Standardschriftart"><text:span text:style-name="T1">(using</text:span></text:span><text:span text:style-name="Absatz-Standardschriftart"><text:span text:style-name="T24"> </text:span></text:span>open_move<text:span text:style-name="Absatz-Standardschriftart"><text:span text:style-name="T25"> </text:span></text:span><text:span text:style-name="Absatz-Standardschriftart"><text:span text:style-name="T1">heuristic).</text:span></text:span><text:span text:style-name="Absatz-Standardschriftart"><text:span text:style-name="T24"> </text:span></text:span>In<text:span text:style-name="Absatz-Standardschriftart"><text:span text:style-name="T25"> </text:span></text:span><text:span text:style-name="Absatz-Standardschriftart"><text:span text:style-name="T1">these</text:span></text:span><text:span text:style-name="Absatz-Standardschriftart"><text:span text:style-name="T24"> </text:span></text:span>cases,<text:span text:style-name="Absatz-Standardschriftart"><text:span text:style-name="T15"> </text:span></text:span>player<text:span text:style-name="Absatz-Standardschriftart"><text:span text:style-name="T28"> </text:span></text:span>should<text:span text:style-name="Absatz-Standardschriftart"><text:span text:style-name="T28"> </text:span></text:span>move<text:span text:style-name="Absatz-Standardschriftart"><text:span text:style-name="T28"> </text:span></text:span>to<text:span text:style-name="Absatz-Standardschriftart"><text:span text:style-name="T28"> </text:span></text:span>a<text:span text:style-name="Absatz-Standardschriftart"><text:span text:style-name="T28"> </text:span></text:span>position<text:span text:style-name="Absatz-Standardschriftart"><text:span text:style-name="T28"> </text:span></text:span>closer<text:span text:style-name="Absatz-Standardschriftart"><text:span text:style-name="T28"> </text:span></text:span>to<text:span text:style-name="Absatz-Standardschriftart"><text:span text:style-name="T28"> </text:span></text:span>the<text:span text:style-name="Absatz-Standardschriftart"><text:span text:style-name="T28"> </text:span></text:span>center.<text:span text:style-name="Absatz-Standardschriftart"><text:span text:style-name="T28"> </text:span></text:span>To<text:span text:style-name="Absatz-Standardschriftart"><text:span text:style-name="T28"> </text:span></text:span>avoid<text:span text:style-name="Absatz-Standardschriftart"><text:span text:style-name="T28"> </text:span></text:span>the<text:span text:style-name="Absatz-Standardschriftart"><text:span text:style-name="T28"> </text:span></text:span>situation<text:span text:style-name="Absatz-Standardschriftart"><text:span text:style-name="T14"> </text:span></text:span>that<text:span text:style-name="Absatz-Standardschriftart"><text:span text:style-name="T25"> </text:span></text:span>the<text:span text:style-name="Absatz-Standardschriftart"><text:span text:style-name="T25"> </text:span></text:span>distance_to_center<text:span text:style-name="Absatz-Standardschriftart"><text:span text:style-name="T25"> </text:span></text:span>heuristic<text:span text:style-name="Absatz-Standardschriftart"><text:span text:style-name="T25"> </text:span></text:span>(custom_score_3)<text:span text:style-name="Absatz-Standardschriftart"><text:span text:style-name="T25"> </text:span></text:span>over<text:span text:style-name="Absatz-Standardschriftart"><text:span text:style-name="T25"> </text:span></text:span>influences<text:span text:style-name="Absatz-Standardschriftart"><text:span text:style-name="T25"> </text:span></text:span>the<text:span text:style-name="Absatz-Standardschriftart"><text:span text:style-name="T25"> </text:span></text:span>final<text:span text:style-name="Absatz-Standardschriftart"><text:span text:style-name="T14"> </text:span></text:span>score,<text:span text:style-name="Absatz-Standardschriftart"><text:span text:style-name="T29"> </text:span></text:span>we<text:span text:style-name="Absatz-Standardschriftart"><text:span text:style-name="T30"> </text:span></text:span>normalize<text:span text:style-name="Absatz-Standardschriftart"><text:span text:style-name="T29"> </text:span></text:span>the<text:span text:style-name="Absatz-Standardschriftart"><text:span text:style-name="T30"> </text:span></text:span>distance_to_center<text:span text:style-name="Absatz-Standardschriftart"><text:span text:style-name="T29"> </text:span></text:span>score<text:span text:style-name="Absatz-Standardschriftart"><text:span text:style-name="T30"> </text:span></text:span>by<text:span text:style-name="Absatz-Standardschriftart"><text:span text:style-name="T29"> </text:span></text:span>divide<text:span text:style-name="Absatz-Standardschriftart"><text:span text:style-name="T30"> </text:span></text:span>it<text:span text:style-name="Absatz-Standardschriftart"><text:span text:style-name="T29"> </text:span></text:span>by<text:span text:style-name="Absatz-Standardschriftart"><text:span text:style-name="T30"> </text:span></text:span>the<text:span text:style-name="Absatz-Standardschriftart"><text:span text:style-name="T29"> </text:span></text:span>sum<text:span text:style-name="Absatz-Standardschriftart"><text:span text:style-name="T30"> </text:span></text:span>of<text:span text:style-name="Absatz-Standardschriftart"><text:span text:style-name="T14"> </text:span></text:span>board’s<text:span text:style-name="Absatz-Standardschriftart"><text:span text:style-name="T31"> </text:span></text:span>width<text:span text:style-name="Absatz-Standardschriftart"><text:span text:style-name="T29"> </text:span></text:span>and<text:span text:style-name="Absatz-Standardschriftart"><text:span text:style-name="T31"> </text:span></text:span>height<text:span text:style-name="Absatz-Standardschriftart"><text:span text:style-name="T29"> </text:span></text:span>to<text:span text:style-name="Absatz-Standardschriftart"><text:span text:style-name="T31"> </text:span></text:span>ensure<text:span text:style-name="Absatz-Standardschriftart"><text:span text:style-name="T29"> </text:span></text:span>that<text:span text:style-name="Absatz-Standardschriftart"><text:span text:style-name="T31"> </text:span></text:span>distance_to_center<text:span text:style-name="Absatz-Standardschriftart"><text:span text:style-name="T29"> </text:span></text:span>score<text:span text:style-name="Absatz-Standardschriftart"><text:span text:style-name="T31"> </text:span></text:span>always<text:span text:style-name="Absatz-Standardschriftart"><text:span text:style-name="T29"> </text:span></text:span>less<text:span text:style-name="Absatz-Standardschriftart"><text:span text:style-name="T14"> </text:span></text:span><text:span text:style-name="Absatz-Standardschriftart"><text:span text:style-name="T1">than</text:span></text:span> 1.</text:p>
      <text:p text:style-name="P44"/>
      <text:p text:style-name="P45">custom_score</text:p>
      <text:p text:style-name="P50">This<text:span text:style-name="Absatz-Standardschriftart"><text:span text:style-name="T32"> </text:span></text:span>heuristic<text:span text:style-name="Absatz-Standardschriftart"><text:span text:style-name="T33"> </text:span></text:span>is<text:span text:style-name="Absatz-Standardschriftart"><text:span text:style-name="T32"> </text:span></text:span>similar<text:span text:style-name="Absatz-Standardschriftart"><text:span text:style-name="T33"> </text:span></text:span>to<text:span text:style-name="Absatz-Standardschriftart"><text:span text:style-name="T32"> </text:span></text:span>custom_score_2<text:span text:style-name="Absatz-Standardschriftart"><text:span text:style-name="T33"> </text:span></text:span>but<text:span text:style-name="Absatz-Standardschriftart"><text:span text:style-name="T32"> </text:span></text:span>instead<text:span text:style-name="Absatz-Standardschriftart"><text:span text:style-name="T33"> </text:span></text:span>of<text:span text:style-name="Absatz-Standardschriftart"><text:span text:style-name="T32"> </text:span></text:span>using<text:span text:style-name="Absatz-Standardschriftart"><text:span text:style-name="T33"> </text:span></text:span>open_move<text:span text:style-name="Absatz-Standardschriftart"><text:span text:style-name="T13"> </text:span></text:span>heuristic,<text:span text:style-name="Absatz-Standardschriftart"><text:span text:style-name="T34"> </text:span></text:span>it<text:span text:style-name="Absatz-Standardschriftart"><text:span text:style-name="T35"> </text:span></text:span>uses<text:span text:style-name="Absatz-Standardschriftart"><text:span text:style-name="T34"> </text:span></text:span>improve_score<text:span text:style-name="Absatz-Standardschriftart"><text:span text:style-name="T35"> </text:span></text:span>heuristic.<text:span text:style-name="Absatz-Standardschriftart"><text:span text:style-name="T34"> </text:span></text:span>While<text:span text:style-name="Absatz-Standardschriftart"><text:span text:style-name="T35"> </text:span></text:span>moving<text:span text:style-name="Absatz-Standardschriftart"><text:span text:style-name="T34"> </text:span></text:span>to<text:span text:style-name="Absatz-Standardschriftart"><text:span text:style-name="T35"> </text:span></text:span>a<text:span text:style-name="Absatz-Standardschriftart"><text:span text:style-name="T34"> </text:span></text:span>position<text:span text:style-name="Absatz-Standardschriftart"><text:span text:style-name="T35"> </text:span></text:span>that<text:span text:style-name="Absatz-Standardschriftart"><text:span text:style-name="T13"> </text:span></text:span>gives<text:span text:style-name="Absatz-Standardschriftart"><text:span text:style-name="T36"> </text:span></text:span>player<text:span text:style-name="Absatz-Standardschriftart"><text:span text:style-name="T37"> </text:span></text:span>more<text:span text:style-name="Absatz-Standardschriftart"><text:span text:style-name="T36"> </text:span></text:span>move<text:span text:style-name="Absatz-Standardschriftart"><text:span text:style-name="T37"> </text:span></text:span>choices<text:span text:style-name="Absatz-Standardschriftart"><text:span text:style-name="T36"> </text:span></text:span>is<text:span text:style-name="Absatz-Standardschriftart"><text:span text:style-name="T37"> </text:span></text:span>good,<text:span text:style-name="Absatz-Standardschriftart"><text:span text:style-name="T36"> </text:span></text:span>moving<text:span text:style-name="Absatz-Standardschriftart"><text:span text:style-name="T37"> </text:span></text:span>to<text:span text:style-name="Absatz-Standardschriftart"><text:span text:style-name="T36"> </text:span></text:span>a<text:span text:style-name="Absatz-Standardschriftart"><text:span text:style-name="T37"> </text:span></text:span>position<text:span text:style-name="Absatz-Standardschriftart"><text:span text:style-name="T36"> </text:span></text:span>that<text:span text:style-name="Absatz-Standardschriftart"><text:span text:style-name="T37"> </text:span></text:span>gives<text:span text:style-name="Absatz-Standardschriftart"><text:span text:style-name="T36"> </text:span></text:span>player<text:span text:style-name="Absatz-Standardschriftart"><text:span text:style-name="T13"> </text:span></text:span>more<text:span text:style-name="Absatz-Standardschriftart"><text:span text:style-name="T21"> </text:span></text:span>move<text:span text:style-name="Absatz-Standardschriftart"><text:span text:style-name="T23"> </text:span></text:span>choices<text:span text:style-name="Absatz-Standardschriftart"><text:span text:style-name="T38"> </text:span></text:span><text:span text:style-name="Absatz-Standardschriftart"><text:span text:style-name="T40">than</text:span></text:span><text:span text:style-name="Absatz-Standardschriftart"><text:span text:style-name="T22"> </text:span></text:span>opponent<text:span text:style-name="Absatz-Standardschriftart"><text:span text:style-name="T23"> </text:span></text:span>is<text:span text:style-name="Absatz-Standardschriftart"><text:span text:style-name="T21"> </text:span></text:span>even<text:span text:style-name="Absatz-Standardschriftart"><text:span text:style-name="T23"> </text:span></text:span>better.<text:span text:style-name="Absatz-Standardschriftart"><text:span text:style-name="T21"> </text:span></text:span>After<text:span text:style-name="Absatz-Standardschriftart"><text:span text:style-name="T23"> </text:span></text:span>all,<text:span text:style-name="Absatz-Standardschriftart"><text:span text:style-name="T21"> </text:span></text:span>the<text:span text:style-name="Absatz-Standardschriftart"><text:span text:style-name="T23"> </text:span></text:span>goal<text:span text:style-name="Absatz-Standardschriftart"><text:span text:style-name="T21"> </text:span></text:span>of<text:span text:style-name="Absatz-Standardschriftart"><text:span text:style-name="T23"> </text:span></text:span>the<text:span text:style-name="Absatz-Standardschriftart"><text:span text:style-name="T21"> </text:span></text:span>game<text:span text:style-name="Absatz-Standardschriftart"><text:span text:style-name="T13"> </text:span></text:span>is<text:span text:style-name="Absatz-Standardschriftart"><text:span text:style-name="T31"> </text:span></text:span>to<text:span text:style-name="Absatz-Standardschriftart"><text:span text:style-name="T29"> </text:span></text:span>last<text:span text:style-name="Absatz-Standardschriftart"><text:span text:style-name="T31"> </text:span></text:span>longer<text:span text:style-name="Absatz-Standardschriftart"><text:span text:style-name="T29"> </text:span></text:span>than<text:span text:style-name="Absatz-Standardschriftart"><text:span text:style-name="T31"> </text:span></text:span>the<text:span text:style-name="Absatz-Standardschriftart"><text:span text:style-name="T29"> </text:span></text:span>opponent.<text:span text:style-name="Absatz-Standardschriftart"><text:span text:style-name="T31"> </text:span></text:span>The<text:span text:style-name="Absatz-Standardschriftart"><text:span text:style-name="T29"> </text:span></text:span>combination<text:span text:style-name="Absatz-Standardschriftart"><text:span text:style-name="T31"> </text:span></text:span>with<text:span text:style-name="Absatz-Standardschriftart"><text:span text:style-name="T29"> </text:span></text:span>distance_to_center<text:span text:style-name="Absatz-Standardschriftart"><text:span text:style-name="T13"> </text:span></text:span><text:span text:style-name="Absatz-Standardschriftart"><text:span text:style-name="T1">heuristic</text:span></text:span> <text:span text:style-name="Absatz-Standardschriftart"><text:span text:style-name="T1">helps</text:span></text:span> <text:span text:style-name="Absatz-Standardschriftart"><text:span text:style-name="T1">improve</text:span></text:span> <text:span text:style-name="Absatz-Standardschriftart"><text:span text:style-name="T1">the</text:span></text:span> <text:span text:style-name="Absatz-Standardschriftart"><text:span text:style-name="T1">early</text:span></text:span> game.</text:p>
      <text:p text:style-name="P4"/>
      <text:p text:style-name="P46"><text:span text:style-name="Absatz-Standardschriftart"><text:span text:style-name="T2">Tournament</text:span></text:span><text:span text:style-name="T39"> result</text:span></text:p>
      <text:p text:style-name="P2"/>
      <text:p text:style-name="P42"><text:span text:style-name="Absatz-Standardschriftart"><text:span text:style-name="T1">Match</text:span></text:span> # <text:s text:c="2"/><text:span text:style-name="Absatz-Standardschriftart"><text:span text:style-name="T1">Opponent</text:span></text:span> <text:s text:c="3"/><text:span text:style-name="Absatz-Standardschriftart"><text:span text:style-name="T1">AB_Improved</text:span></text:span> <text:s text:c="2"/><text:span text:style-name="Absatz-Standardschriftart"><text:span text:style-name="T1">AB_Custom</text:span></text:span> <text:s text:c="2"/><text:span text:style-name="Absatz-Standardschriftart"><text:span text:style-name="T1">AB_Custom_2</text:span></text:span> <text:s/><text:span text:style-name="Absatz-Standardschriftart"><text:span text:style-name="T1">AB_Custom_3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D"/>
        <table:table-column table:style-name="Table1.N"/>
        <table:table-row table:style-name="Table1.1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16"><text:span text:style-name="Absatz-Standardschriftart"><text:span text:style-name="T9">Won</text:span></text:span></text:p>
          </table:table-cell>
          <table:table-cell table:style-name="Table1.A1" office:value-type="string">
            <text:p text:style-name="P30"><text:span text:style-name="Absatz-Standardschriftart"><text:span text:style-name="T10">|</text:span></text:span></text:p>
          </table:table-cell>
          <table:table-cell table:style-name="Table1.A1" office:value-type="string">
            <text:p text:style-name="P38"><text:span text:style-name="Absatz-Standardschriftart"><text:span text:style-name="T9">Lost</text:span></text:span></text:p>
          </table:table-cell>
          <table:table-cell table:style-name="Table1.A1" office:value-type="string">
            <text:p text:style-name="P16"><text:span text:style-name="Absatz-Standardschriftart"><text:span text:style-name="T9">Won</text:span></text:span></text:p>
          </table:table-cell>
          <table:table-cell table:style-name="Table1.A1" office:value-type="string">
            <text:p text:style-name="P30"><text:span text:style-name="Absatz-Standardschriftart"><text:span text:style-name="T10">|</text:span></text:span></text:p>
          </table:table-cell>
          <table:table-cell table:style-name="Table1.A1" office:value-type="string">
            <text:p text:style-name="P38"><text:span text:style-name="Absatz-Standardschriftart"><text:span text:style-name="T9">Lost</text:span></text:span></text:p>
          </table:table-cell>
          <table:table-cell table:style-name="Table1.A1" office:value-type="string">
            <text:p text:style-name="P16"><text:span text:style-name="Absatz-Standardschriftart"><text:span text:style-name="T9">Won</text:span></text:span></text:p>
          </table:table-cell>
          <table:table-cell table:style-name="Table1.A1" office:value-type="string">
            <text:p text:style-name="P30"><text:span text:style-name="Absatz-Standardschriftart"><text:span text:style-name="T10">|</text:span></text:span></text:p>
          </table:table-cell>
          <table:table-cell table:style-name="Table1.A1" office:value-type="string">
            <text:p text:style-name="P38"><text:span text:style-name="Absatz-Standardschriftart"><text:span text:style-name="T9">Lost</text:span></text:span></text:p>
          </table:table-cell>
          <table:table-cell table:style-name="Table1.A1" office:value-type="string">
            <text:p text:style-name="P16"><text:span text:style-name="Absatz-Standardschriftart"><text:span text:style-name="T9">Won</text:span></text:span></text:p>
          </table:table-cell>
          <table:table-cell table:style-name="Table1.A1" office:value-type="string">
            <text:p text:style-name="P30"><text:span text:style-name="Absatz-Standardschriftart"><text:span text:style-name="T10">|</text:span></text:span></text:p>
          </table:table-cell>
          <table:table-cell table:style-name="Table1.A1" office:value-type="string">
            <text:p text:style-name="P38"><text:span text:style-name="Absatz-Standardschriftart"><text:span text:style-name="T9">Lost</text:span>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Absatz-Standardschriftart"><text:span text:style-name="T10">1</text:span></text:span></text:p>
          </table:table-cell>
          <table:table-cell table:style-name="Table1.A1" office:value-type="string">
            <text:p text:style-name="P36"><text:span text:style-name="Absatz-Standardschriftart"><text:span text:style-name="T9">Random</text:span></text:span></text:p>
          </table:table-cell>
          <table:table-cell table:style-name="Table1.A1" office:value-type="string">
            <text:p text:style-name="P33"><text:span text:style-name="Absatz-Standardschriftart"><text:span text:style-name="T10">8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2</text:span></text:span></text:p>
          </table:table-cell>
          <table:table-cell table:style-name="Table1.A1" office:value-type="string">
            <text:p text:style-name="P14"><text:span text:style-name="Absatz-Standardschriftart"><text:span text:style-name="T9">10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0</text:span></text:span></text:p>
          </table:table-cell>
          <table:table-cell table:style-name="Table1.A1" office:value-type="string">
            <text:p text:style-name="P14"><text:span text:style-name="Absatz-Standardschriftart"><text:span text:style-name="T9">10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0</text:span></text:span></text:p>
          </table:table-cell>
          <table:table-cell table:style-name="Table1.A1" office:value-type="string">
            <text:p text:style-name="P14"><text:span text:style-name="Absatz-Standardschriftart"><text:span text:style-name="T9">10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26"><text:span text:style-name="Absatz-Standardschriftart"><text:span text:style-name="T10">0</text:span>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Absatz-Standardschriftart"><text:span text:style-name="T10">2</text:span></text:span></text:p>
          </table:table-cell>
          <table:table-cell table:style-name="Table1.A1" office:value-type="string">
            <text:p text:style-name="P37"><text:span text:style-name="Absatz-Standardschriftart"><text:span text:style-name="T9">MM_Open</text:span></text:span></text:p>
          </table:table-cell>
          <table:table-cell table:style-name="Table1.A1" office:value-type="string">
            <text:p text:style-name="P32"><text:span text:style-name="Absatz-Standardschriftart"><text:span text:style-name="T10">7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3</text:span></text:span></text:p>
          </table:table-cell>
          <table:table-cell table:style-name="Table1.A1" office:value-type="string">
            <text:p text:style-name="P32"><text:span text:style-name="Absatz-Standardschriftart"><text:span text:style-name="T10">8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2</text:span></text:span></text:p>
          </table:table-cell>
          <table:table-cell table:style-name="Table1.A1" office:value-type="string">
            <text:p text:style-name="P32"><text:span text:style-name="Absatz-Standardschriftart"><text:span text:style-name="T10">9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1</text:span></text:span></text:p>
          </table:table-cell>
          <table:table-cell table:style-name="Table1.A1" office:value-type="string">
            <text:p text:style-name="P32"><text:span text:style-name="Absatz-Standardschriftart"><text:span text:style-name="T10">6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25"><text:span text:style-name="Absatz-Standardschriftart"><text:span text:style-name="T10">4</text:span>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Absatz-Standardschriftart"><text:span text:style-name="T10">3</text:span></text:span></text:p>
          </table:table-cell>
          <table:table-cell table:style-name="Table1.A1" office:value-type="string">
            <text:p text:style-name="P35"><text:span text:style-name="Absatz-Standardschriftart"><text:span text:style-name="T9">MM_Center</text:span></text:span></text:p>
          </table:table-cell>
          <table:table-cell table:style-name="Table1.A1" office:value-type="string">
            <text:p text:style-name="P33"><text:span text:style-name="Absatz-Standardschriftart"><text:span text:style-name="T10">9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1</text:span></text:span></text:p>
          </table:table-cell>
          <table:table-cell table:style-name="Table1.A1" office:value-type="string">
            <text:p text:style-name="P33"><text:span text:style-name="Absatz-Standardschriftart"><text:span text:style-name="T10">9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1</text:span></text:span></text:p>
          </table:table-cell>
          <table:table-cell table:style-name="Table1.A1" office:value-type="string">
            <text:p text:style-name="P33"><text:span text:style-name="Absatz-Standardschriftart"><text:span text:style-name="T10">8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2</text:span></text:span></text:p>
          </table:table-cell>
          <table:table-cell table:style-name="Table1.A1" office:value-type="string">
            <text:p text:style-name="P14"><text:span text:style-name="Absatz-Standardschriftart"><text:span text:style-name="T9">10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26"><text:span text:style-name="Absatz-Standardschriftart"><text:span text:style-name="T10">0</text:span>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Absatz-Standardschriftart"><text:span text:style-name="T10">4</text:span></text:span></text:p>
          </table:table-cell>
          <table:table-cell table:style-name="Table1.A1" office:value-type="string">
            <text:p text:style-name="P25"><text:span text:style-name="Absatz-Standardschriftart"><text:span text:style-name="T9">MM_Improved</text:span></text:span></text:p>
          </table:table-cell>
          <table:table-cell table:style-name="Table1.A1" office:value-type="string">
            <text:p text:style-name="P32"><text:span text:style-name="Absatz-Standardschriftart"><text:span text:style-name="T10">8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2</text:span></text:span></text:p>
          </table:table-cell>
          <table:table-cell table:style-name="Table1.A1" office:value-type="string">
            <text:p text:style-name="P15"><text:span text:style-name="Absatz-Standardschriftart"><text:span text:style-name="T9">10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0</text:span></text:span></text:p>
          </table:table-cell>
          <table:table-cell table:style-name="Table1.A1" office:value-type="string">
            <text:p text:style-name="P32"><text:span text:style-name="Absatz-Standardschriftart"><text:span text:style-name="T10">5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5</text:span></text:span></text:p>
          </table:table-cell>
          <table:table-cell table:style-name="Table1.A1" office:value-type="string">
            <text:p text:style-name="P32"><text:span text:style-name="Absatz-Standardschriftart"><text:span text:style-name="T10">7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25"><text:span text:style-name="Absatz-Standardschriftart"><text:span text:style-name="T10">3</text:span>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Absatz-Standardschriftart"><text:span text:style-name="T10">5</text:span></text:span></text:p>
          </table:table-cell>
          <table:table-cell table:style-name="Table1.A1" office:value-type="string">
            <text:p text:style-name="P36"><text:span text:style-name="Absatz-Standardschriftart"><text:span text:style-name="T9">AB_Open</text:span></text:span></text:p>
          </table:table-cell>
          <table:table-cell table:style-name="Table1.A1" office:value-type="string">
            <text:p text:style-name="P33"><text:span text:style-name="Absatz-Standardschriftart"><text:span text:style-name="T10">6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4</text:span></text:span></text:p>
          </table:table-cell>
          <table:table-cell table:style-name="Table1.A1" office:value-type="string">
            <text:p text:style-name="P33"><text:span text:style-name="Absatz-Standardschriftart"><text:span text:style-name="T10">5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5</text:span></text:span></text:p>
          </table:table-cell>
          <table:table-cell table:style-name="Table1.A1" office:value-type="string">
            <text:p text:style-name="P33"><text:span text:style-name="Absatz-Standardschriftart"><text:span text:style-name="T10">6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8"><text:span text:style-name="Absatz-Standardschriftart"><text:span text:style-name="T10">4</text:span></text:span></text:p>
          </table:table-cell>
          <table:table-cell table:style-name="Table1.A1" office:value-type="string">
            <text:p text:style-name="P33"><text:span text:style-name="Absatz-Standardschriftart"><text:span text:style-name="T10">5</text:span></text:span></text:p>
          </table:table-cell>
          <table:table-cell table:style-name="Table1.A1" office:value-type="string">
            <text:p text:style-name="P29"><text:span text:style-name="Absatz-Standardschriftart"><text:span text:style-name="T10">|</text:span></text:span></text:p>
          </table:table-cell>
          <table:table-cell table:style-name="Table1.A1" office:value-type="string">
            <text:p text:style-name="P26"><text:span text:style-name="Absatz-Standardschriftart"><text:span text:style-name="T10">5</text:span>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Absatz-Standardschriftart"><text:span text:style-name="T10">6</text:span></text:span></text:p>
          </table:table-cell>
          <table:table-cell table:style-name="Table1.A1" office:value-type="string">
            <text:p text:style-name="P34"><text:span text:style-name="Absatz-Standardschriftart"><text:span text:style-name="T9">AB_Center</text:span></text:span></text:p>
          </table:table-cell>
          <table:table-cell table:style-name="Table1.A1" office:value-type="string">
            <text:p text:style-name="P32"><text:span text:style-name="Absatz-Standardschriftart"><text:span text:style-name="T10">6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4</text:span></text:span></text:p>
          </table:table-cell>
          <table:table-cell table:style-name="Table1.A1" office:value-type="string">
            <text:p text:style-name="P32"><text:span text:style-name="Absatz-Standardschriftart"><text:span text:style-name="T10">6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4</text:span></text:span></text:p>
          </table:table-cell>
          <table:table-cell table:style-name="Table1.A1" office:value-type="string">
            <text:p text:style-name="P32"><text:span text:style-name="Absatz-Standardschriftart"><text:span text:style-name="T10">6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9"><text:span text:style-name="Absatz-Standardschriftart"><text:span text:style-name="T10">4</text:span></text:span></text:p>
          </table:table-cell>
          <table:table-cell table:style-name="Table1.A1" office:value-type="string">
            <text:p text:style-name="P32"><text:span text:style-name="Absatz-Standardschriftart"><text:span text:style-name="T10">5</text:span></text:span></text:p>
          </table:table-cell>
          <table:table-cell table:style-name="Table1.A1" office:value-type="string">
            <text:p text:style-name="P28"><text:span text:style-name="Absatz-Standardschriftart"><text:span text:style-name="T10">|</text:span></text:span></text:p>
          </table:table-cell>
          <table:table-cell table:style-name="Table1.A1" office:value-type="string">
            <text:p text:style-name="P25"><text:span text:style-name="Absatz-Standardschriftart"><text:span text:style-name="T10">5</text:span>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Absatz-Standardschriftart"><text:span text:style-name="T10">7</text:span></text:span></text:p>
          </table:table-cell>
          <table:table-cell table:style-name="Table1.A1" office:value-type="string">
            <text:p text:style-name="P24"><text:span text:style-name="Absatz-Standardschriftart"><text:span text:style-name="T9">AB_Improved</text:span></text:span></text:p>
          </table:table-cell>
          <table:table-cell table:style-name="Table1.A1" office:value-type="string">
            <text:p text:style-name="P31"><text:span text:style-name="Absatz-Standardschriftart"><text:span text:style-name="T10">4</text:span></text:span></text:p>
          </table:table-cell>
          <table:table-cell table:style-name="Table1.A1" office:value-type="string">
            <text:p text:style-name="P27"><text:span text:style-name="Absatz-Standardschriftart"><text:span text:style-name="T10">|</text:span></text:span></text:p>
          </table:table-cell>
          <table:table-cell table:style-name="Table1.A1" office:value-type="string">
            <text:p text:style-name="P10"><text:span text:style-name="Absatz-Standardschriftart"><text:span text:style-name="T10">6</text:span></text:span></text:p>
          </table:table-cell>
          <table:table-cell table:style-name="Table1.A1" office:value-type="string">
            <text:p text:style-name="P31"><text:span text:style-name="Absatz-Standardschriftart"><text:span text:style-name="T10">4</text:span></text:span></text:p>
          </table:table-cell>
          <table:table-cell table:style-name="Table1.A1" office:value-type="string">
            <text:p text:style-name="P27"><text:span text:style-name="Absatz-Standardschriftart"><text:span text:style-name="T10">|</text:span></text:span></text:p>
          </table:table-cell>
          <table:table-cell table:style-name="Table1.A1" office:value-type="string">
            <text:p text:style-name="P10"><text:span text:style-name="Absatz-Standardschriftart"><text:span text:style-name="T10">6</text:span></text:span></text:p>
          </table:table-cell>
          <table:table-cell table:style-name="Table1.A1" office:value-type="string">
            <text:p text:style-name="P31"><text:span text:style-name="Absatz-Standardschriftart"><text:span text:style-name="T10">6</text:span></text:span></text:p>
          </table:table-cell>
          <table:table-cell table:style-name="Table1.A1" office:value-type="string">
            <text:p text:style-name="P27"><text:span text:style-name="Absatz-Standardschriftart"><text:span text:style-name="T10">|</text:span></text:span></text:p>
          </table:table-cell>
          <table:table-cell table:style-name="Table1.A1" office:value-type="string">
            <text:p text:style-name="P10"><text:span text:style-name="Absatz-Standardschriftart"><text:span text:style-name="T10">4</text:span></text:span></text:p>
          </table:table-cell>
          <table:table-cell table:style-name="Table1.A1" office:value-type="string">
            <text:p text:style-name="P31"><text:span text:style-name="Absatz-Standardschriftart"><text:span text:style-name="T10">4</text:span></text:span></text:p>
          </table:table-cell>
          <table:table-cell table:style-name="Table1.A1" office:value-type="string">
            <text:p text:style-name="P27"><text:span text:style-name="Absatz-Standardschriftart"><text:span text:style-name="T10">|</text:span></text:span></text:p>
          </table:table-cell>
          <table:table-cell table:style-name="Table1.A1" office:value-type="string">
            <text:p text:style-name="P24"><text:span text:style-name="Absatz-Standardschriftart"><text:span text:style-name="T10">6</text:span></text:span></text:p>
          </table:table-cell>
        </table:table-row>
      </table:table>
      <text:p text:style-name="P48">--------------------------------------------------------------------------<text:span text:style-name="Absatz-Standardschriftart"><text:span text:style-name="T13"> </text:span></text:span><text:span text:style-name="Absatz-Standardschriftart"><text:span text:style-name="T1">Win</text:span></text:span> <text:span text:style-name="Absatz-Standardschriftart"><text:span text:style-name="T1">Rate:</text:span></text:span><text:span text:style-name="Absatz-Standardschriftart"><text:span text:style-name="T16"><text:tab/></text:span></text:span><text:span text:style-name="Absatz-Standardschriftart"><text:span text:style-name="T1">68.6%</text:span></text:span><text:span text:style-name="Absatz-Standardschriftart"><text:span text:style-name="T16"><text:tab/></text:span></text:span><text:span text:style-name="Absatz-Standardschriftart"><text:span text:style-name="T1">74.3%</text:span></text:span><text:span text:style-name="Absatz-Standardschriftart"><text:span text:style-name="T16"><text:tab/></text:span></text:span><text:span text:style-name="Absatz-Standardschriftart"><text:span text:style-name="T1">71.4%</text:span></text:span><text:span text:style-name="Absatz-Standardschriftart"><text:span text:style-name="T16"><text:tab/></text:span></text:span><text:span text:style-name="Absatz-Standardschriftart"><text:span text:style-name="T1">67.1%</text:span></text:span></text:p>
      <text:p text:style-name="P4"/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<text:span text:style-name="Absatz-Standardschriftart"><text:span text:style-name="T9">Match</text:span></text:span><text:span text:style-name="Absatz-Standardschriftart"><text:span text:style-name="T10"> #</text:span></text:span><text:span text:style-name="Absatz-Standardschriftart"><text:span text:style-name="T17"><text:tab/></text:span></text:span><text:span text:style-name="Absatz-Standardschriftart"><text:span text:style-name="T9">Opponent</text:span></text:span></text:p>
          </table:table-cell>
          <table:table-cell table:style-name="Table2.A1" office:value-type="string">
            <text:p text:style-name="P17"><text:span text:style-name="Absatz-Standardschriftart"><text:span text:style-name="T9">AB_Custom</text:span></text:span></text:p>
          </table:table-cell>
          <table:table-cell table:style-name="Table2.A1" office:value-type="string">
            <text:p text:style-name="P19"><text:span text:style-name="Absatz-Standardschriftart"><text:span text:style-name="T9">AB_Custom_2</text:span></text:span></text:p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4"><text:span text:style-name="Absatz-Standardschriftart"><text:span text:style-name="T9">Won</text:span></text:span><text:span text:style-name="Absatz-Standardschriftart"><text:span text:style-name="T10"> | </text:span></text:span><text:span text:style-name="Absatz-Standardschriftart"><text:span text:style-name="T9">Lost</text:span></text:span></text:p>
          </table:table-cell>
          <table:table-cell table:style-name="Table2.A1" office:value-type="string">
            <text:p text:style-name="P12"><text:span text:style-name="Absatz-Standardschriftart"><text:span text:style-name="T9">Won</text:span></text:span><text:span text:style-name="Absatz-Standardschriftart"><text:span text:style-name="T10"> | </text:span></text:span><text:span text:style-name="Absatz-Standardschriftart"><text:span text:style-name="T9">Lost</text:span></text:span></text:p>
          </table:table-cell>
        </table:table-row>
        <table:table-row table:style-name="Table2.3">
          <table:table-cell table:style-name="Table2.A1" office:value-type="string">
            <text:p text:style-name="P18"><text:span text:style-name="Absatz-Standardschriftart"><text:span text:style-name="T10">1</text:span></text:span><text:span text:style-name="Absatz-Standardschriftart"><text:span text:style-name="T17"><text:tab/></text:span></text:span><text:span text:style-name="Absatz-Standardschriftart"><text:span text:style-name="T9">AB_Improved</text:span></text:span></text:p>
          </table:table-cell>
          <table:table-cell table:style-name="Table2.A1" office:value-type="string">
            <text:p text:style-name="P13"><text:span text:style-name="Absatz-Standardschriftart"><text:span text:style-name="T9">30</text:span></text:span><text:span text:style-name="Absatz-Standardschriftart"><text:span text:style-name="T18"><text:tab/></text:span></text:span><text:span text:style-name="Absatz-Standardschriftart"><text:span text:style-name="T10">|</text:span></text:span><text:span text:style-name="Absatz-Standardschriftart"><text:span text:style-name="T17"><text:tab/></text:span></text:span><text:span text:style-name="Absatz-Standardschriftart"><text:span text:style-name="T9">20</text:span></text:span></text:p>
          </table:table-cell>
          <table:table-cell table:style-name="Table2.A1" office:value-type="string">
            <text:p text:style-name="P11"><text:span text:style-name="Absatz-Standardschriftart"><text:span text:style-name="T9">24</text:span></text:span><text:span text:style-name="Absatz-Standardschriftart"><text:span text:style-name="T18"><text:tab/></text:span></text:span><text:span text:style-name="Absatz-Standardschriftart"><text:span text:style-name="T10">|</text:span></text:span><text:span text:style-name="Absatz-Standardschriftart"><text:span text:style-name="T17"><text:tab/></text:span></text:span><text:span text:style-name="Absatz-Standardschriftart"><text:span text:style-name="T9">26</text:span></text:span></text:p>
          </table:table-cell>
        </table:table-row>
      </table:table>
      <text:p text:style-name="P47">--------------------------------------------------------------------------<text:span text:style-name="Absatz-Standardschriftart"><text:span text:style-name="T13"> </text:span></text:span><text:span text:style-name="Absatz-Standardschriftart"><text:span text:style-name="T1">Win</text:span></text:span> <text:span text:style-name="Absatz-Standardschriftart"><text:span text:style-name="T1">Rate:</text:span></text:span><text:span text:style-name="Absatz-Standardschriftart"><text:span text:style-name="T16"><text:tab/></text:span></text:span><text:span text:style-name="Absatz-Standardschriftart"><text:span text:style-name="T1">60.0%</text:span></text:span><text:span text:style-name="Absatz-Standardschriftart"><text:span text:style-name="T16"><text:tab/></text:span></text:span><text:span text:style-name="Absatz-Standardschriftart"><text:span text:style-name="T1">48.0%</text:span></text:span></text:p>
      <text:p text:style-name="P47"><text:span text:style-name="Absatz-Standardschriftart"><text:span text:style-name="T1"/></text:span></text:p>
      <text:p text:style-name="P52"><text:span text:style-name="Absatz-Standardschriftart"><text:span text:style-name="T3">Conclusion</text:span></text:span></text:p>
      <text:p text:style-name="P51"><text:span text:style-name="Absatz-Standardschriftart"><text:span text:style-name="T4">The tournament result shows that the best heuristic of all 3 custom score </text:span></text:span><text:span text:style-name="Absatz-Standardschriftart">functions</text:span><text:span text:style-name="Absatz-Standardschriftart"><text:span text:style-name="T4"> is “custom_score” </text:span></text:span><text:span text:style-name="Absatz-Standardschriftart"><text:span text:style-name="T7">for its </text:span></text:span><text:span text:style-name="Absatz-Standardschriftart"><text:span text:style-name="T4">best win rat</text:span></text:span><text:span text:style-name="Absatz-Standardschriftart"><text:span text:style-name="T5">e</text:span></text:span><text:span text:style-name="Absatz-Standardschriftart"><text:span text:style-name="T4">. All three heuristics </text:span></text:span><text:span text:style-name="Absatz-Standardschriftart"><text:span text:style-name="T5">are</text:span></text:span><text:span text:style-name="Absatz-Standardschriftart"><text:span text:style-name="T4"> eas</text:span></text:span><text:span text:style-name="Absatz-Standardschriftart"><text:span text:style-name="T5">y to compute. The “custom_score” and is more sensible in assessing the game situation than </text:span></text:span><text:bookmark-start text:name="__DdeLink__1225_1070931003"/><text:span text:style-name="Absatz-Standardschriftart"><text:span text:style-name="T5">“custom_score_2” and “custom_score_3”</text:span></text:span><text:bookmark-end text:name="__DdeLink__1225_1070931003"/><text:span text:style-name="Absatz-Standardschriftart"><text:span text:style-name="T5">. In “custom_score” heuristic, we have to compute the number of legals move 2 times, while for “custom_score_2” heuristic, we only have to compute the number of legals move only one time. But, the difference in computation costs </text:span></text:span><text:span text:style-name="Absatz-Standardschriftart"><text:span text:style-name="T6">is</text:span></text:span><text:span text:style-name="Absatz-Standardschriftart"><text:span text:style-name="T5"> trivia compares to the computation cost to explore new nodes when we go deep </text:span></text:span><text:span text:style-name="Absatz-Standardschriftart"><text:span text:style-name="T6">along the game tree</text:span></text:span><text:span text:style-name="Absatz-Standardschriftart"><text:span text:style-name="T5">. </text:span></text:span><text:span text:style-name="Absatz-Standardschriftart"><text:span text:style-name="T6">So the average depths of the </text:span></text:span><text:span text:style-name="Absatz-Standardschriftart"><text:span text:style-name="T5">“custom_score” and “custom_score_</text:span></text:span><text:span text:style-name="Absatz-Standardschriftart"><text:span text:style-name="T6">2</text:span></text:span><text:span text:style-name="Absatz-Standardschriftart"><text:span text:style-name="T5">” </text:span></text:span><text:span text:style-name="Absatz-Standardschriftart"><text:span text:style-name="T6">should be similar. </text:span></text:span></text:p>
      <text:p text:style-name="P49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Liberation Mono" fo:font-family="'Liberation Mono'" style:font-family-generic="modern" style:font-pitch="fixed" fo:font-size="10pt" fo:font-weight="bold" style:font-name-asian="Liberation Mono" style:font-family-asian="'Liberation Mono'" style:font-family-generic-asian="modern" style:font-pitch-asian="fixed" style:font-size-asian="10pt" style:font-weight-asian="bold" style:font-size-complex="10pt" style:font-weight-complex="bold" fo:hyphenate="false"/>
    </style:style>
    <style:style style:name="Textkörper" style:family="paragraph" style:parent-style-name="Standard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7-11-07T14:27:00Z</meta:creation-date>
    <dc:date>2017-11-07T22:22:58.165814692</dc:date>
    <meta:editing-cycles>4</meta:editing-cycles>
    <meta:editing-duration>PT4M2S</meta:editing-duration>
    <meta:document-statistic meta:table-count="2" meta:image-count="0" meta:object-count="0" meta:page-count="1" meta:paragraph-count="131" meta:word-count="493" meta:character-count="2730" meta:non-whitespace-character-count="2357"/>
    <meta:user-defined meta:name="Created" meta:value-type="date">2017-11-07T00:00:00Z</meta:user-defined>
    <meta:user-defined meta:name="LastSaved" meta:value-type="date">2017-11-07T00:00:00Z</meta:user-defined>
    <meta:template xlink:type="simple" xlink:actuate="onRequest" xlink:title="" xlink:href="Normal.dotm"/>
  </office:meta>
</office:document-meta>
</file>